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2.70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7.227cm" svg:height="10.174cm" svg:x="5.752cm" svg:y="0.106cm">
            <draw:object draw:notify-on-update-of-ranges="Sheet1.A1:Sheet1.A1 Sheet1.A2:Sheet1.A11 Sheet1.B1:Sheet1.B1 Sheet1.B2:Sheet1.B11 Sheet1.C1:Sheet1.C1 Sheet1.C2:Sheet1.C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>
            <text:p>Actual</text:p>
          </table:table-cell>
          <table:table-cell office:value-type="string">
            <text:p>Calculate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80306053162">
            <text:p>0.5803060532</text:p>
          </table:table-cell>
          <table:table-cell table:formula="of:=[.$B$2]*POWER([.A2];3)" office:value-type="float" office:value="0.580306053162">
            <text:p>0.58030605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.61684989929">
            <text:p>4.6168498993</text:p>
          </table:table-cell>
          <table:table-cell table:formula="of:=[.$B$2]*POWER([.A3];3)" office:value-type="float" office:value="4.642448425296">
            <text:p>4.642448425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5.7325119972">
            <text:p>15.7325119972</text:p>
          </table:table-cell>
          <table:table-cell table:formula="of:=[.$B$2]*POWER([.A4];3)" office:value-type="float" office:value="15.668263435374">
            <text:p>15.668263435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6.8982918262">
            <text:p>36.8982918262</text:p>
          </table:table-cell>
          <table:table-cell table:formula="of:=[.$B$2]*POWER([.A5];3)" office:value-type="float" office:value="37.139587402368">
            <text:p>37.139587402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.221380949">
            <text:p>72.221380949</text:p>
          </table:table-cell>
          <table:table-cell table:formula="of:=[.$B$2]*POWER([.A6];3)" office:value-type="float" office:value="72.53825664525">
            <text:p>72.538256645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25.038820982">
            <text:p>125.038820982</text:p>
          </table:table-cell>
          <table:table-cell table:formula="of:=[.$B$2]*POWER([.A7];3)" office:value-type="float" office:value="125.346107482992">
            <text:p>125.34610748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00.297755003">
            <text:p>200.297755003</text:p>
          </table:table-cell>
          <table:table-cell table:formula="of:=[.$B$2]*POWER([.A8];3)" office:value-type="float" office:value="199.044976234566">
            <text:p>199.044976234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94.624313831">
            <text:p>294.624313831</text:p>
          </table:table-cell>
          <table:table-cell table:formula="of:=[.$B$2]*POWER([.A9];3)" office:value-type="float" office:value="297.116699218944">
            <text:p>297.116699218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27.168880939">
            <text:p>427.168880939</text:p>
          </table:table-cell>
          <table:table-cell table:formula="of:=[.$B$2]*POWER([.A10];3)" office:value-type="float" office:value="423.043112755098">
            <text:p>423.043112755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7.339603901">
            <text:p>577.339603901</text:p>
          </table:table-cell>
          <table:table-cell table:formula="of:=[.$B$2]*POWER([.A11];3)" office:value-type="float" office:value="580.306053162">
            <text:p>580.3060531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19T13:40:39</dc:date>
    <meta:document-statistic meta:table-count="1" meta:cell-count="33" meta:object-count="1"/>
    <meta:generator>LibreOffice/4.0.2.2$Linux_X86_64 LibreOffice_project/4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228cm" svg:height="10.175cm" xlink:href=".." xlink:type="simple" chart:class="chart:bar" chart:style-name="ch1">
        <chart:title svg:x="4.443cm" svg:y="0.339cm" chart:style-name="ch2">
          <text:p>Global Triplet Alignment Execution Times</text:p>
        </chart:title>
        <chart:subtitle svg:x="4.601cm" svg:y="1.321cm" chart:style-name="ch3">
          <text:p>Various multiplications of a 30 letter sequence</text:p>
        </chart:subtitle>
        <chart:legend chart:legend-position="end" svg:x="14.859cm" svg:y="4.539cm" style:legend-expansion="high" chart:style-name="ch4"/>
        <chart:plot-area chart:style-name="ch5" table:cell-range-address="Sheet1.A1:Sheet1.C11" chart:data-source-has-labels="both" svg:x="1.355cm" svg:y="2.41cm" svg:width="12.816cm" svg:height="6.581cm">
          <chartooo:coordinate-region svg:x="2.162cm" svg:y="2.609cm" svg:width="12.009cm" svg:height="5.735cm"/>
          <chart:axis chart:dimension="x" chart:name="primary-x" chart:style-name="ch6" chartooo:axis-type="auto">
            <chartooo:date-scale/>
            <chart:title svg:x="5.761cm" svg:y="9.194cm" chart:style-name="ch7">
              <text:p>Sequence Length Multipler</text:p>
            </chart:title>
            <chart:categories table:cell-range-address="Sheet1.A2:Sheet1.A11"/>
          </chart:axis>
          <chart:axis chart:dimension="y" chart:name="primary-y" chart:style-name="ch8">
            <chart:title svg:x="0.451cm" svg:y="6.339cm" chart:style-name="ch9">
              <text:p>Time (s)</text:p>
            </chart:title>
            <chart:grid chart:style-name="ch10" chart:class="major"/>
          </chart:axis>
          <chart:series chart:style-name="ch11" chart:values-cell-range-address="Sheet1.B2:Sheet1.B11" chart:label-cell-address="Sheet1.B1:Sheet1.B1" chart:class="chart:bar">
            <chart:data-point chart:repeated="10"/>
          </chart:series>
          <chart:series chart:style-name="ch12" chart:values-cell-range-address="Sheet1.C2:Sheet1.C11" chart:label-cell-address="Sheet1.C1:Sheet1.C1" chart:class="chart:ba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ual</text:p>
                <draw:g>
                  <svg:desc>Sheet1.B1:Sheet1.B1</svg:desc>
                </draw:g>
              </table:table-cell>
              <table:table-cell office:value-type="string">
                <text:p>Calculated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2:Sheet1.A11</svg:desc>
                </draw:g>
              </table:table-cell>
              <table:table-cell office:value-type="float" office:value="0.580306053162">
                <text:p>0.580306053162</text:p>
                <draw:g>
                  <svg:desc>Sheet1.B2:Sheet1.B11</svg:desc>
                </draw:g>
              </table:table-cell>
              <table:table-cell office:value-type="float" office:value="0.580306053162">
                <text:p>0.580306053162</text:p>
                <draw:g>
                  <svg:desc>Sheet1.C2:Sheet1.C1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4.61684989929">
                <text:p>4.61684989929</text:p>
              </table:table-cell>
              <table:table-cell office:value-type="float" office:value="4.642448425296">
                <text:p>4.64244842529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5.7325119972">
                <text:p>15.7325119972</text:p>
              </table:table-cell>
              <table:table-cell office:value-type="float" office:value="15.668263435374">
                <text:p>15.66826343537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6.8982918262">
                <text:p>36.8982918262</text:p>
              </table:table-cell>
              <table:table-cell office:value-type="float" office:value="37.139587402368">
                <text:p>37.13958740236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72.221380949">
                <text:p>72.221380949</text:p>
              </table:table-cell>
              <table:table-cell office:value-type="float" office:value="72.53825664525">
                <text:p>72.5382566452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25.038820982">
                <text:p>125.038820982</text:p>
              </table:table-cell>
              <table:table-cell office:value-type="float" office:value="125.346107482992">
                <text:p>125.34610748299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00.297755003">
                <text:p>200.297755003</text:p>
              </table:table-cell>
              <table:table-cell office:value-type="float" office:value="199.044976234566">
                <text:p>199.04497623456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94.624313831">
                <text:p>294.624313831</text:p>
              </table:table-cell>
              <table:table-cell office:value-type="float" office:value="297.116699218944">
                <text:p>297.11669921894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427.168880939">
                <text:p>427.168880939</text:p>
              </table:table-cell>
              <table:table-cell office:value-type="float" office:value="423.043112755098">
                <text:p>423.04311275509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77.339603901">
                <text:p>577.339603901</text:p>
              </table:table-cell>
              <table:table-cell office:value-type="float" office:value="580.306053162">
                <text:p>580.3060531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